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entrada_factures.xml" manifest:media-type="text/xml"/>
  <manifest:file-entry manifest:full-path="Basic/Standard/script-lb.xml" manifest:media-type="text/xml"/>
  <manifest:file-entry manifest:full-path="Basic/Standard/Dialog_Factura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2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4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loext:decorative="false"/>
      <style:text-properties fo:font-size="12pt" fo:font-weight="bold"/>
    </style:style>
    <style:style style:name="P1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7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Afegir factur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5.StartDialog1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047cm" svg:height="1.696cm" svg:x="28.723cm" svg:y="13.429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88];[.I9];[Factures.$E$1:.$E$291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88];[.I10];[Factures.$E$1:.$E$291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88];[.I11];[Factures.$E$1:.$E$291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88];[.I12];[Factures.$E$1:.$E$291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88];[.I13];[Factures.$E$1:.$E$291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88];[.I14];[Factures.$E$1:.$E$291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7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88];[.I15];[Factures.$E$1:.$E$291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88];[.I16];[Factures.$E$1:.$E$291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88];[.I17];[Factures.$E$1:.$E$291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7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7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88];[.I18];[Factures.$E$1:.$E$291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/>
          <table:table-cell table:style-name="ce114"/>
          <table:table-cell table:style-name="ce120"/>
          <table:table-cell table:style-name="ce129" table:number-columns-repeated="2"/>
          <table:table-cell table:style-name="ce140"/>
          <table:table-cell table:style-name="ce167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/>
          <table:table-cell table:style-name="ce114"/>
          <table:table-cell table:style-name="ce120"/>
          <table:table-cell table:style-name="ce129" table:number-columns-repeated="3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/>
          <table:table-cell table:style-name="ce114"/>
          <table:table-cell table:style-name="ce122" table:number-columns-repeated="3"/>
          <table:table-cell table:style-name="ce129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/>
          <table:table-cell table:style-name="ce115"/>
          <table:table-cell table:style-name="ce128"/>
          <table:table-cell table:style-name="ce128" table:content-validation-name="val1"/>
          <table:table-cell table:style-name="ce138"/>
          <table:table-cell table:style-name="ce129"/>
          <table:table-cell table:style-name="ce169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/>
          <table:table-cell table:style-name="ce115"/>
          <table:table-cell table:style-name="ce120"/>
          <table:table-cell table:style-name="ce129" table:number-columns-repeated="3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70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94" office:value-type="string" calcext:value-type="string">
            <text:p>Data</text:p>
          </table:table-cell>
          <table:table-cell table:style-name="ce194" office:value-type="string" calcext:value-type="string">
            <text:p>Moviment</text:p>
          </table:table-cell>
          <table:table-cell table:style-name="ce194" office:value-type="string" calcext:value-type="string">
            <text:p>PARTIDA</text:p>
          </table:table-cell>
          <table:table-cell table:style-name="ce194" office:value-type="string" calcext:value-type="string">
            <text:p>Despesa</text:p>
          </table:table-cell>
        </table:table-row>
        <table:table-row table:style-name="ro4">
          <table:table-cell/>
          <table:table-cell table:style-name="ce184"/>
          <table:table-cell table:style-name="ce189"/>
          <table:table-cell table:style-name="ce201" table:content-validation-name="val2"/>
          <table:table-cell table:style-name="ce195"/>
        </table:table-row>
        <table:table-row table:style-name="ro4">
          <table:table-cell/>
          <table:table-cell table:style-name="ce184" office:value-type="string" calcext:value-type="string">
            <text:p>gfds</text:p>
          </table:table-cell>
          <table:table-cell table:style-name="ce189" office:value-type="string" calcext:value-type="string">
            <text:p>fds</text:p>
          </table:table-cell>
          <table:table-cell table:style-name="ce201" table:content-validation-name="val2" office:value-type="string" calcext:value-type="string">
            <text:p>gfd</text:p>
          </table:table-cell>
          <table:table-cell table:style-name="ce195" office:value-type="float" office:value="23" calcext:value-type="float">
            <text:p>23,00</text:p>
          </table:table-cell>
        </table:table-row>
        <table:table-row table:style-name="ro4">
          <table:table-cell/>
          <table:table-cell table:style-name="ce184" office:value-type="string" calcext:value-type="string">
            <text:p>fdsa</text:p>
          </table:table-cell>
          <table:table-cell table:style-name="ce189" office:value-type="string" calcext:value-type="string">
            <text:p>fsda</text:p>
          </table:table-cell>
          <table:table-cell table:style-name="ce201" table:content-validation-name="val2" office:value-type="string" calcext:value-type="string">
            <text:p>dsa</text:p>
          </table:table-cell>
          <table:table-cell table:style-name="ce195" office:value-type="float" office:value="32" calcext:value-type="float">
            <text:p>32,00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44">
          <table:table-cell table:number-columns-repeated="5"/>
        </table:table-row>
        <table:table-row table:style-name="ro6" table:number-rows-repeated="11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Hoja3" table:style-name="ta2"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6" table:number-rows-repeated="12">
          <table:table-cell table:number-columns-repeated="13"/>
        </table:table-row>
        <table:table-row table:style-name="ro6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4"/>
          <table:table-cell table:style-name="ce180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6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35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de les instal·lacions </text:p>
          </table:table-cell>
          <table:table-cell table:style-name="ce98" table:formula="of:=SUMIF(#¡ref!.[.$D$1:.$D$285];[.L31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Furgona cotxe gasoil </text:p>
          </table:table-cell>
          <table:table-cell table:style-name="ce98" table:formula="of:=SUMIF(#¡ref!.[.$D$1:.$D$285];[.L32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Autobus </text:p>
          </table:table-cell>
          <table:table-cell table:style-name="ce98" table:formula="of:=SUMIF(#¡ref!.[.$D$1:.$D$285];[.L33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Samarretes i sudaderes </text:p>
          </table:table-cell>
          <table:table-cell table:style-name="ce98" table:formula="of:=SUMIF(#¡ref!.[.$D$1:.$D$285];[.L34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Excursió</text:p>
          </table:table-cell>
          <table:table-cell table:style-name="ce98" table:formula="of:=SUMIF(#¡ref!.[.$D$1:.$D$285];[.L35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Activitats I material comú</text:p>
          </table:table-cell>
          <table:table-cell table:style-name="ce98" table:formula="of:=SUMIF(#¡ref!.[.$D$1:.$D$285];[.L36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nutenció</text:p>
          </table:table-cell>
          <table:table-cell table:style-name="ce98" table:formula="of:=SUMIF(#¡ref!.[.$D$1:.$D$285];[.L37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Farmàcia</text:p>
          </table:table-cell>
          <table:table-cell table:style-name="ce98" table:formula="of:=SUMIF(#¡ref!.[.$D$1:.$D$285];[.L38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rxa</text:p>
          </table:table-cell>
          <table:table-cell table:style-name="ce98" table:formula="of:=SUMIF(#¡ref!.[.$D$1:.$D$285];[.L39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Imprevistos I sopar</text:p>
          </table:table-cell>
          <table:table-cell table:style-name="ce98" table:formula="of:=SUMIF(#¡ref!.[.$D$1:.$D$285];[.L40];#¡ref!.[.$E$1:.$E$288])" office:value-type="string" office:string-value="" calcext:value-type="error">
            <text:p>Err:501</text:p>
          </table:table-cell>
        </table:table-row>
        <table:table-row table:style-name="ro8">
          <table:table-cell table:number-columns-repeated="11"/>
          <table:table-cell table:style-name="ce131"/>
          <table:table-cell table:style-name="ce136"/>
        </table:table-row>
        <table:table-row table:style-name="ro6">
          <table:table-cell table:number-columns-repeated="11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M31:.M40])" office:value-type="string" office:string-value="" calcext:value-type="error" table:number-columns-spanned="1" table:number-rows-spanned="2">
            <text:p>Err:501</text:p>
          </table:table-cell>
        </table:table-row>
        <table:table-row table:style-name="ro6">
          <table:table-cell table:number-columns-repeated="11"/>
          <table:covered-table-cell table:number-columns-repeated="2" table:style-name="ce67"/>
        </table:table-row>
      </table:table>
      <table:table table:name="Hoja4" table:style-name="ta2">
        <office:forms form:automatic-focus="false" form:apply-design-mode="false"/>
        <table:table-column table:style-name="co17" table:default-cell-style-name="Default"/>
        <table:table-row table:style-name="ro6">
          <table:table-cell office:value-type="string" calcext:value-type="string">
            <text:p>Alfredo</text:p>
          </table:table-cell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0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1:32:11.205932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meta:editing-duration>PT4H39M51S</meta:editing-duration>
    <meta:editing-cycles>13</meta:editing-cycles>
    <meta:creation-date>2024-05-06T09:22:37.025983957</meta:creation-date>
    <dc:date>2024-05-06T22:11:56.093936978</dc:date>
    <meta:document-statistic meta:table-count="4" meta:cell-count="577" meta:object-count="1"/>
  </office:meta>
</office:document-meta>
</file>

<file path=Basic/Standard/Afegir_entrada_factures.xml><?xml version="1.0" encoding="utf-8"?>
<!DOCTYPE module  PUBLIC '-//OpenOffice.org//DTD OfficeDocument 1.0//EN'  'module.dtd'>
<script:module xmlns:script="http://openoffice.org/2000/script" script:name="Afegir_entrada_factures" script:language="StarBasic" script:moduleType="normal">REM  *****  BASIC  *****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spatcher.executeDispatch(document, ".uno:InsertRowsBefore", "", 0, Array())

rem ----------------------------------------------------------------------
dim args3(0) as new com.sun.star.beans.PropertyValue
args3(0).Name = "Nr"
args3(0).Value = 1

dispatcher.executeDispatch(document, ".uno:JumpToTable", "", 0, args3())

rem ----------------------------------------------------------------------
dim args4(0) as new com.sun.star.beans.PropertyValue
args4(0).Name = "ToPoint"
args4(0).Value = "$H$27"

dispatcher.executeDispatch(document, ".uno:GoToCell", "", 0, args4())

rem ----------------------------------------------------------------------
dispatcher.executeDispatch(document, ".uno:Copy", "", 0, Array())

rem ----------------------------------------------------------------------
dim args6(0) as new com.sun.star.beans.PropertyValue
args6(0).Name = "Nr"
args6(0).Value = 2

dispatcher.executeDispatch(document, ".uno:JumpToTable", "", 0, args6())

rem ----------------------------------------------------------------------
dim args7(0) as new com.sun.star.beans.PropertyValue
args7(0).Name = "ToPoint"
args7(0).Value = "$C$5"

dispatcher.executeDispatch(document, ".uno:GoToCell", "", 0, args7())

rem ----------------------------------------------------------------------
dispatcher.executeDispatch(document, ".uno:Paste", "", 0, Array())

rem ----------------------------------------------------------------------
dim args9(0) as new com.sun.star.beans.PropertyValue
args9(0).Name = "Nr"
args9(0).Value = 1

dispatcher.executeDispatch(document, ".uno:JumpToTable", "", 0, args9())

rem ----------------------------------------------------------------------
dim args10(0) as new com.sun.star.beans.PropertyValue
args10(0).Name = "ToPoint"
args10(0).Value = "$I$27"

dispatcher.executeDispatch(document, ".uno:GoToCell", "", 0, args10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3(0) as new com.sun.star.beans.PropertyValue
args13(0).Name = "ToPoint"
args13(0).Value = "$D$5"

dispatcher.executeDispatch(document, ".uno:GoToCell", "", 0, args13())

rem ----------------------------------------------------------------------
dispatcher.executeDispatch(document, ".uno:Paste", "", 0, Array())

rem ----------------------------------------------------------------------
dim args15(0) as new com.sun.star.beans.PropertyValue
args15(0).Name = "Nr"
args15(0).Value = 1

dispatcher.executeDispatch(document, ".uno:JumpToTable", "", 0, args15())

rem ----------------------------------------------------------------------
dim args16(0) as new com.sun.star.beans.PropertyValue
args16(0).Name = "ToPoint"
args16(0).Value = "$J$27"

dispatcher.executeDispatch(document, ".uno:GoToCell", "", 0, args16())

rem ----------------------------------------------------------------------
dispatcher.executeDispatch(document, ".uno:Copy", "", 0, Array())

rem ----------------------------------------------------------------------
dim args18(0) as new com.sun.star.beans.PropertyValue
args18(0).Name = "Nr"
args18(0).Value = 2

dispatcher.executeDispatch(document, ".uno:JumpToTable", "", 0, args18())

rem ----------------------------------------------------------------------
dim args19(0) as new com.sun.star.beans.PropertyValue
args19(0).Name = "ToPoint"
args19(0).Value = "$E$5"

dispatcher.executeDispatch(document, ".uno:GoToCell", "", 0, args19())

rem ----------------------------------------------------------------------
dispatcher.executeDispatch(document, ".uno:Paste", "", 0, Array())

rem ----------------------------------------------------------------------
dim args21(0) as new com.sun.star.beans.PropertyValue
args21(0).Name = "Nr"
args21(0).Value = 1

dispatcher.executeDispatch(document, ".uno:JumpToTable", "", 0, args21())

rem ----------------------------------------------------------------------
dim args22(0) as new com.sun.star.beans.PropertyValue
args22(0).Name = "ToPoint"
args22(0).Value = "$H$27:$J$27"

dispatcher.executeDispatch(document, ".uno:GoToCell", "", 0, args22())

rem ----------------------------------------------------------------------
dispatcher.executeDispatch(document, ".uno:ClearContents", "", 0, Array())

rem ----------------------------------------------------------------------
dim args24(0) as new com.sun.star.beans.PropertyValue
args24(0).Name = "ToPoint"
args24(0).Value = "$H$27"

dispatcher.executeDispatch(document, ".uno:GoToCell", "", 0, args24())


end sub

Sub Macro2

End Sub

Sub Macro3

End Sub
</script:module>
</file>

<file path=Basic/Standard/Dialog_Factura.xml><?xml version="1.0" encoding="utf-8"?>
<!DOCTYPE module  PUBLIC '-//OpenOffice.org//DTD OfficeDocument 1.0//EN'  'module.dtd'>
<script:module xmlns:script="http://openoffice.org/2000/script" script:name="Dialog_Factura" script:language="StarBasic" script:moduleType="normal">REM  *****  BASIC  *****


Sub StartDialog1()
    BasicLibraries.LoadLibrary("Tools")
    oDialog1 = LoadDialog("Standard", "Dialog1")
    oDialog1.Execute()
End Sub

REM Definim un procediment
Sub InsertaText(full as Object, fila as Integer, columna as Integer, texto as String)
	
    full.getRows().insertByIndex(4,1)
    full.getCellByPosition(fila,columna).setString(texto)

End Sub

Sub InsertaValor(full as Object, fila as Integer, columna as Integer, valor as Integer)
	
    full.getRows().insertByIndex(4,1)
    full.getCellByPosition(fila,columna).setValue(valor)

End Sub

Sub readDialog1()
    REM Dim cell_val
    oT1 = oDialog1.GetControl("TextField1")
    oT2 = oDialog1.GetControl("TextField2")
    oT3 = oDialog1.GetControl("TextField3")
    oT4 = oDialog1.GetControl("TextField4")
    
    oFulles = ThisComponent.getSheets()    
    oFullFactures = oFulles.getByName("Factures")
    
    Inserta(oFullFactures, 4,1,oT1)
    Inserta(oFullFactures, 4,2,oT2)
    Inserta(oFullFactures, 4,3,oT3)
    InsertaValor(oFullFactures, 4,4,oT4)
    
    MsgBox("Dades introduïdes")
    REM Introdueix baix de la línia 4, 1 fila.
REM    oFullFactures.getRows().insertByIndex(4,1)
REM    oFullFactures.getCellByPosition(0,0).setString("Hola que tal")
    
REM    cell_val = ThisComponent.Sheets(0).getCellByPosition(0,0)
REM    msgbox cell_val.String &amp; chr(13) &amp; "Value from controls: "  &amp; oT1.Text
End Sub



Sub Main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entrada_factures"/>
  <library:element library:name="Dialog_Factu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2.xml><?xml version="1.0" encoding="utf-8"?>
<!DOCTYPE window  PUBLIC '-//OpenOffice.org//DTD OfficeDocument 1.0//EN'  'dialog.dtd'>
<dlg:window xmlns:dlg="http://openoffice.org/2000/dialog" xmlns:script="http://openoffice.org/2000/script" dlg:id="Dialog2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Dialog2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